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s" fo:country="ES" officeooo:rsid="0003f72d" officeooo:paragraph-rsid="000e7675" style:font-size-asian="18pt" style:font-size-complex="18pt"/>
    </style:style>
    <style:style style:name="P2" style:family="paragraph" style:parent-style-name="Standard">
      <style:text-properties fo:font-size="18pt" fo:language="es" fo:country="ES" officeooo:rsid="0003f72d" officeooo:paragraph-rsid="0003f72d" style:font-size-asian="18pt" style:font-size-complex="18pt"/>
    </style:style>
    <style:style style:name="P3" style:family="paragraph" style:parent-style-name="Standard">
      <style:text-properties fo:font-size="18pt" fo:language="es" fo:country="ES" officeooo:rsid="0003f72d" officeooo:paragraph-rsid="00077a10" style:font-size-asian="18pt" style:font-size-complex="18pt"/>
    </style:style>
    <style:style style:name="P4" style:family="paragraph" style:parent-style-name="Standard">
      <style:text-properties fo:font-size="18pt" fo:language="es" fo:country="ES" officeooo:rsid="0003f72d" officeooo:paragraph-rsid="000a898b" style:font-size-asian="18pt" style:font-size-complex="18pt"/>
    </style:style>
    <style:style style:name="P5" style:family="paragraph" style:parent-style-name="Standard">
      <style:text-properties fo:font-size="18pt" fo:language="es" fo:country="ES" officeooo:rsid="000b88e3" officeooo:paragraph-rsid="000b88e3" style:font-size-asian="18pt" style:font-size-complex="18pt"/>
    </style:style>
    <style:style style:name="P6" style:family="paragraph" style:parent-style-name="Standard">
      <style:text-properties fo:font-size="18pt" fo:language="es" fo:country="ES" officeooo:rsid="000b88e3" officeooo:paragraph-rsid="000c9175" style:font-size-asian="18pt" style:font-size-complex="18pt"/>
    </style:style>
    <style:style style:name="P7" style:family="paragraph" style:parent-style-name="Standard">
      <style:text-properties fo:font-size="18pt" fo:language="es" fo:country="ES" officeooo:rsid="000b88e3" officeooo:paragraph-rsid="0011b992" style:font-size-asian="18pt" style:font-size-complex="18pt"/>
    </style:style>
    <style:style style:name="P8" style:family="paragraph" style:parent-style-name="Standard">
      <style:text-properties fo:font-size="18pt" fo:language="es" fo:country="ES" officeooo:rsid="000c9175" officeooo:paragraph-rsid="000c9175" style:font-size-asian="18pt" style:font-size-complex="18pt"/>
    </style:style>
    <style:style style:name="P9" style:family="paragraph" style:parent-style-name="Standard">
      <style:text-properties fo:font-size="18pt" fo:language="es" fo:country="ES" officeooo:rsid="000c9175" officeooo:paragraph-rsid="0011b992" style:font-size-asian="18pt" style:font-size-complex="18pt"/>
    </style:style>
    <style:style style:name="P10" style:family="paragraph" style:parent-style-name="Standard">
      <style:text-properties fo:font-size="18pt" fo:language="es" fo:country="ES" officeooo:rsid="000a898b" officeooo:paragraph-rsid="000a898b" style:font-size-asian="18pt" style:font-size-complex="18pt"/>
    </style:style>
    <style:style style:name="P11" style:family="paragraph" style:parent-style-name="Standard">
      <style:text-properties fo:font-size="18pt" fo:language="es" fo:country="ES" officeooo:rsid="000a898b" officeooo:paragraph-rsid="000e7675" style:font-size-asian="18pt" style:font-size-complex="18pt"/>
    </style:style>
    <style:style style:name="P12" style:family="paragraph" style:parent-style-name="Standard">
      <style:text-properties fo:font-size="18pt" fo:language="es" fo:country="ES" officeooo:rsid="000a898b" officeooo:paragraph-rsid="000b88e3" style:font-size-asian="18pt" style:font-size-complex="18pt"/>
    </style:style>
    <style:style style:name="P13" style:family="paragraph" style:parent-style-name="Standard">
      <style:text-properties fo:font-size="18pt" fo:language="es" fo:country="ES" officeooo:rsid="000cdd3b" officeooo:paragraph-rsid="000cdd3b" style:font-size-asian="18pt" style:font-size-complex="18pt"/>
    </style:style>
    <style:style style:name="P14" style:family="paragraph" style:parent-style-name="Standard">
      <style:text-properties fo:font-size="18pt" fo:language="es" fo:country="ES" officeooo:rsid="000e7675" officeooo:paragraph-rsid="000e7675" style:font-size-asian="18pt" style:font-size-complex="18pt"/>
    </style:style>
    <style:style style:name="P15" style:family="paragraph" style:parent-style-name="Standard">
      <style:text-properties fo:font-size="18pt" fo:language="es" fo:country="ES" officeooo:rsid="0011b992" officeooo:paragraph-rsid="000c9175" style:font-size-asian="18pt" style:font-size-complex="18pt"/>
    </style:style>
    <style:style style:name="P16" style:family="paragraph" style:parent-style-name="Standard">
      <style:text-properties fo:font-size="18pt" fo:language="es" fo:country="ES" officeooo:rsid="0011b992" officeooo:paragraph-rsid="0011b992" style:font-size-asian="18pt" style:font-size-complex="18pt"/>
    </style:style>
    <style:style style:name="P17" style:family="paragraph" style:parent-style-name="Standard">
      <style:text-properties fo:font-size="18pt" fo:language="es" fo:country="ES" officeooo:rsid="00134320" officeooo:paragraph-rsid="00134320" style:font-size-asian="18pt" style:font-size-complex="18pt"/>
    </style:style>
    <style:style style:name="P18" style:family="paragraph" style:parent-style-name="Title">
      <style:text-properties fo:language="es" fo:country="ES"/>
    </style:style>
    <style:style style:name="T1" style:family="text">
      <style:text-properties officeooo:rsid="00077a10"/>
    </style:style>
    <style:style style:name="T2" style:family="text">
      <style:text-properties officeooo:rsid="000a898b"/>
    </style:style>
    <style:style style:name="T3" style:family="text">
      <style:text-properties officeooo:rsid="000c9175"/>
    </style:style>
    <style:style style:name="T4" style:family="text">
      <style:text-properties officeooo:rsid="000ee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ocución Concurso de risa<text:span text:style-name="T1">(</text:span>s<text:span text:style-name="T1">)</text:span></text:p>
      <text:p text:style-name="P2">Buenas tardes jazarian<text:span text:style-name="T2">a</text:span>s y simpatizantes de Jazar.</text:p>
      <text:p text:style-name="P2"/>
      <text:p text:style-name="P3"><text:span text:style-name="T1">Ahora mismo </text:span>son las seis y veint<text:span text:style-name="T2">icinco</text:span> <text:span text:style-name="T1">de la tarde y se ha procedido a cerrar la taquilla. Si te has quedado sin entrada, no te preocupes porque el lunes que viene continuamos el concurso.</text:span></text:p>
      <text:p text:style-name="P4"><text:line-break/>Primero de todo gracias por venir y esperemos que paséis un buen rato <text:span text:style-name="T2">participando en el primer concurso de risas de Jazar.</text:span></text:p>
      <text:p text:style-name="P4"/>
      <text:p text:style-name="P9">El funcionamiento es es el siguiente:</text:p>
      <text:p text:style-name="P7"/>
      <text:p text:style-name="P7">Nos sentaremos en círculo con la mirada al frente y los ojos abiertos, piernas y columnas rectas, y las manos apoyadas en las rodillas.</text:p>
      <text:p text:style-name="P5"/>
      <text:p text:style-name="P5">Durante la siguiente 1/2 hora se reproducirán 3 audios de la obra <text:span text:style-name="T2">“12 biografías de artistas desconocidos del siglo XX” de Faemino y Cansado, </text:span>haciendo una pausa de 2-3 minutos entre audios.</text:p>
      <text:p text:style-name="P12"/>
      <text:p text:style-name="P6">La primera persona que se ría, pierda la rectitud de piernas o columna, o deje de tener apoyadas las manos, se echará <text:span text:style-name="T3">tres garbanzos al vaso. </text:span></text:p>
      <text:p text:style-name="P6"/>
      <text:p text:style-name="P8">El resto de participantes que se rían o pierdan la compostura, se echarán un garbanzo.</text:p>
      <text:p text:style-name="P8"/>
      <text:p text:style-name="P8">Al final de la sesión se contarán los garbanzos y se hará una clasificación.</text:p>
      <text:p text:style-name="P15"/>
      <text:p text:style-name="P16">El premio para las tres últimas clasificadas, es decir, las personas que más han guardado la compostura, es una cena agroecológica en Jazar preparada por las tres primeras clasificadas.</text:p>
      <text:p text:style-name="P16"/>
      <text:p text:style-name="P16">La ganadora del concurso también se llevará “El Garbanzo Negro”.</text:p>
      <text:p text:style-name="P13"><text:soft-page-break/></text:p>
      <text:p text:style-name="P13"/>
      <text:p text:style-name="P13">Nota aclaratoria: Por preparar cena se entiende: comprar, cocinar, servir y fregar.</text:p>
      <text:p text:style-name="P13"><text:s/></text:p>
      <text:p text:style-name="P4"/>
      <text:p text:style-name="P14">La recaudación va destina a Jazar, un 42 por ciento, protomakers, 42 por ciento, el resto, 18% proyectos de software y hardware libre a decidir por protomakers.</text:p>
      <text:p text:style-name="P10"/>
      <text:p text:style-name="P10"/>
      <text:p text:style-name="P11">A las seis y media sonará la señal horaria y habría que ir colocándose porque tres minutos más tarde empiezan los audios de faemino y cansado.</text:p>
      <text:p text:style-name="P1"/>
      <text:p text:style-name="P17">Esperemos que disfruté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5:16:07.851663165</meta:creation-date>
    <dc:date>2018-05-07T06:21:08.804406886</dc:date>
    <meta:editing-duration>PT1H54M43S</meta:editing-duration>
    <meta:editing-cycles>8</meta:editing-cycles>
    <meta:generator>LibreOffice/6.0.4.1$Linux_X86_64 LibreOffice_project/00m0$Build-1</meta:generator>
    <meta:document-statistic meta:table-count="0" meta:image-count="0" meta:object-count="0" meta:page-count="2" meta:paragraph-count="17" meta:word-count="292" meta:character-count="1715" meta:non-whitespace-character-count="1436"/>
  </office:meta>
</office:document-meta>
</file>